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de" officeooo:rsid="0001b8da" officeooo:paragraph-rsid="000ab88b"/>
    </style:style>
    <style:style style:name="P2" style:family="paragraph" style:parent-style-name="Standard">
      <style:paragraph-properties fo:text-align="start" style:justify-single-word="false"/>
      <style:text-properties style:font-name="Code" officeooo:rsid="0001b8da" officeooo:paragraph-rsid="0001b8da"/>
    </style:style>
    <style:style style:name="P3" style:family="paragraph" style:parent-style-name="Standard">
      <style:paragraph-properties fo:text-align="start" style:justify-single-word="false"/>
      <style:text-properties style:font-name="Code" officeooo:rsid="0003a948" officeooo:paragraph-rsid="0003a948"/>
    </style:style>
    <style:style style:name="P4" style:family="paragraph" style:parent-style-name="Standard">
      <style:paragraph-properties fo:text-align="start" style:justify-single-word="false"/>
      <style:text-properties style:font-name="Code" officeooo:rsid="0003be5c" officeooo:paragraph-rsid="0003be5c"/>
    </style:style>
    <style:style style:name="P5" style:family="paragraph" style:parent-style-name="Standard">
      <style:paragraph-properties fo:text-align="start" style:justify-single-word="false"/>
      <style:text-properties style:font-name="Code" officeooo:rsid="0004a862" officeooo:paragraph-rsid="0004a862"/>
    </style:style>
    <style:style style:name="P6" style:family="paragraph" style:parent-style-name="Standard">
      <style:paragraph-properties fo:text-align="start" style:justify-single-word="false"/>
      <style:text-properties style:font-name="Code" officeooo:rsid="000cc461" officeooo:paragraph-rsid="000cc461"/>
    </style:style>
    <style:style style:name="P7" style:family="paragraph" style:parent-style-name="Standard">
      <style:paragraph-properties fo:text-align="start" style:justify-single-word="false"/>
      <style:text-properties style:font-name="Code" officeooo:rsid="0011344f" officeooo:paragraph-rsid="0011344f"/>
    </style:style>
    <style:style style:name="P8" style:family="paragraph">
      <style:paragraph-properties fo:text-align="center"/>
    </style:style>
    <style:style style:name="P9" style:family="paragraph" style:parent-style-name="Standard">
      <style:paragraph-properties fo:text-align="start" style:justify-single-word="false"/>
      <style:text-properties style:font-name="Code" officeooo:rsid="0011344f" officeooo:paragraph-rsid="0017c534"/>
    </style:style>
    <style:style style:name="P10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Code" officeooo:rsid="0011344f" officeooo:paragraph-rsid="0011344f"/>
    </style:style>
    <style:style style:name="T1" style:family="text">
      <style:text-properties officeooo:rsid="000ab88b"/>
    </style:style>
    <style:style style:name="T2" style:family="text">
      <style:text-properties officeooo:rsid="0003be5c"/>
    </style:style>
    <style:style style:name="T3" style:family="text">
      <style:text-properties officeooo:rsid="00052ccb"/>
    </style:style>
    <style:style style:name="T4" style:family="text">
      <style:text-properties officeooo:rsid="0017c534"/>
    </style:style>
    <style:style style:name="T5" style:family="text">
      <style:text-properties officeooo:rsid="00123501"/>
    </style:style>
    <style:style style:name="T6" style:family="text">
      <style:text-properties officeooo:rsid="001bf5b1"/>
    </style:style>
    <style:style style:name="T7" style:family="text">
      <style:text-properties officeooo:rsid="00176eaf"/>
    </style:style>
    <style:style style:name="T8" style:family="text">
      <style:text-properties officeooo:rsid="001a49ec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9-5-25</text:span></text:p>
      <text:p text:style-name="P1"><text:line-break/> npx create-react-app .</text:p>
      <text:p text:style-name="P2"><text:s text:c="43"/></text:p>
      <text:p text:style-name="P3">np<text:span text:style-name="T2">m</text:span> install react-router-dom</text:p>
      <text:p text:style-name="P3"/>
      <text:p text:style-name="P4">npm start <text:s text:c="93"/></text:p>
      <text:p text:style-name="P4"/>
      <text:p text:style-name="P5">set tittle in pulbic index.html <text:s text:c="84"/></text:p>
      <text:p text:style-name="P5"/>
      <text:p text:style-name="P5">add two folders Context and Componenets <text:span text:style-name="T3">and Pages</text:span></text:p>
      <text:p text:style-name="P5"/>
      <text:p text:style-name="P6">to fix corupter react</text:p>
      <text:p text:style-name="P6"/>
      <text:p text:style-name="P6">npx build </text:p>
      <text:p text:style-name="P6">npm install</text:p>
      <text:p text:style-name="P6"/>
      <text:p text:style-name="P7">Array destructuirng<text:line-break/><text:line-break/>coverting an array varibales into distiict values</text:p>
      <text:p text:style-name="P7"/>
      <text:p text:style-name="P7"><draw:path text:anchor-type="paragraph" draw:z-index="2" draw:name="Bézier curve 3" draw:style-name="gr1" draw:text-style-name="P8" svg:width="2.8811in" svg:height="0.4886in" svg:x="0.8858in" svg:y="0.0291in" svg:viewBox="0 0 7319 1242" svg:d="M5709 1064c113 0 225 0 340 0 180 0 367 0 549 0 146 0 298 8 444 0 12-1 501 4 150-20-178-12-362 0-538 0-203 0-406 2-605 0-71 0-434 49-37-28 228-44 726-390 681-161-47 237-480 63-720 76-407 24 44 21 95 9 67-16 360 57 217-104-100-113-211-213-312-321-102-109-252-166-377-245-110-69-238-103-358-132-118-29-240-64-360-67-113-4-214-48-321-57-136-12-274-8-408-9-127-1-257 0-386 0-109 0-224-12-332 0-148 17-291 12-442 46-149 33-298 42-445 67-113 19-220 56-331 85-117 30-228 61-350 76-128 15-257 52-377 93-109 38-230 51-332 104-129 67-261 104-397 152-120 42-222 95-321 160-112 75-238 146-321 256-182 243-93-151-95-199-12-335-4 104 0 123 22 96-88 287 115 274 139-10 285-11 425-46l217-19h95"><text:p/></draw:path></text:p>
      <text:p text:style-name="P7"><draw:path text:anchor-type="paragraph" draw:z-index="3" draw:name="Bézier curve 4" draw:style-name="gr1" draw:text-style-name="P8" svg:width="0.4543in" svg:height="0.5835in" draw:transform="rotate (-3.14159265358979) translate (1.25486111111111in 0.711111111111111in)" svg:viewBox="0 0 1155 1483" svg:d="M0 1483c136-5 261-79 351-169 111-111 214-249 273-407 50-133 107-263 170-387 52-102 107-206 132-321 62-287 58 201 39 150-41-107 81-393-20-340-153 80-253 168-388 236-345 177 194-141 284-160 166-36 362 76 304 151-78 101-258 33-388 29-163-5-655 14-492 0 181-16 366 0 548 0 0 0 593 3 217 0-146-2-405 102-443-48-36-148 297-4 311-217l-104 28-94 104"><text:p/></draw:path><text:s text:c="79"/><text:span text:style-name="T4">this intial value get</text:span></text:p>
      <text:p text:style-name="P9"><text:s text:c="78"/><text:span text:style-name="T4">updated to state</text:span></text:p>
      <text:p text:style-name="P9"><text:span text:style-name="T4"><text:tab/><text:tab/><text:tab/><text:tab/><text:tab/><text:tab/><text:tab/><text:tab/>using setState</text:span></text:p>
      <text:p text:style-name="P7"><text:s text:c="69"/></text:p>
      <text:p text:style-name="P7">const [state, setState] = useState(intial<text:span text:style-name="T5">V</text:span>alue);</text:p>
      <text:p text:style-name="P7"><draw:path text:anchor-type="paragraph" draw:z-index="0" draw:name="Bézier curve 1" draw:style-name="gr1" draw:text-style-name="P8" svg:width="0.476in" svg:height="0.2598in" draw:transform="rotate (-1.69977615851728) translate (1.03228313159469in 0.0729332787339697in)" svg:viewBox="0 0 1210 661" svg:d="M0 412c133 9 267 31 403 20 181-14 371 6 554-23 440-71-297 194-226 224 138 59 337 27 435-106 164-221-172-241-314-359-395-331 92-112-42 139-176 328-99-152-52-127 143 75 89 291 196 387 79 72-31-485 53-152l122 9 72-10"><text:p/></draw:path><draw:path text:anchor-type="paragraph" draw:z-index="1" draw:name="Bézier curve 2" draw:style-name="gr1" draw:text-style-name="P8" svg:width="1.0677in" svg:height="0.5496in" draw:transform="rotate (-1.4463543511277) translate (2.14584934607869in -0.060553633432418in)" svg:viewBox="0 0 2713 1397" svg:d="M0 1395c139 11 275-38 401-93 119-53 257-62 377-115 241-106 480-230 734-308 110-34 226-62 336-100 186-65 379-120 559-206 350-168-37 211-56 221-516 269 55 186 84 10s371-344 254-510c-102-144-328-224-501-177-66 19-525-296-242 36 134 158 252 329 283 549 66 483-64-63-87-144-49-168-171-391-29-450 180-75 219 294 315 448l52 112 8 20"><text:p/></draw:path><draw:path text:anchor-type="paragraph" draw:z-index="4" draw:name="Bézier curve 5" draw:style-name="gr1" draw:text-style-name="P8" svg:width="0.4205in" svg:height="1.265in" draw:transform="rotate (-0.124441975667196) translate (3.55981196746095in 0.166835923023911in)" svg:viewBox="0 0 1069 3214" svg:d="M0 3214c148-12 263-126 379-208 201-142 333-351 465-549 114-170 60-373 143-562 64-143 48-315 16-471-34-159-15-334-92-479-79-147-194-271-276-413-66-115-81-266-211-326-77-35-213-428-132-26 27 132 76 404-66 403-137-1-175-343-50-399 124-57 277 25 404 77 169 69 394-120 471 16 96 169-232 219-383 261-58 16-345 294-264 23 8-26 61-515-20-158-36 161 567-35 150 88l-102 34 21-3"><text:p/></draw:path><text:s text:c="32"/></text:p>
      <text:p text:style-name="P7"/>
      <text:p text:style-name="P7"><text:s text:c="78"/><text:span text:style-name="T6">setState fnctn</text:span></text:p>
      <text:p text:style-name="P7"><text:s text:c="7"/><text:span text:style-name="T7">current state <text:s text:c="48"/></text:span><text:span text:style-name="T8">update </text:span><text:span text:style-name="T7"><text:s text:c="29"/></text:span></text:p>
      <text:p text:style-name="P7"><text:s text:c="77"/><text:span text:style-name="T8">this value</text:span></text:p>
      <text:p text:style-name="P7"/>
      <text:p text:style-name="P7"/>
      <text:p text:style-name="P7"><text:s text:c="36"/><text:span text:style-name="T7">updater function</text:span></text:p>
      <text:p text:style-name="P7"><text:tab/><text:tab/><text:tab/><text:tab/><text:span text:style-name="T7">to update the stat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import { useState } from 'react';</text:p>
      <text:p text:style-name="P7"/>
      <text:p text:style-name="P10">function LightSwitch() {</text:p>
      <text:p text:style-name="P10"><text:s text:c="2"/>// 1. Declare state: 'isOn' starts as false (light is OFF)</text:p>
      <text:p text:style-name="P10"><text:s text:c="2"/>const [isOn, setIsOn] = useState(false);</text:p>
      <text:p text:style-name="P10"/>
      <text:p text:style-name="P10"><text:s text:c="2"/>// 2. Function to toggle the light</text:p>
      <text:p text:style-name="P10"><text:s text:c="2"/>const toggleLight = () =&gt; {</text:p>
      <text:p text:style-name="P10"><text:s text:c="4"/>setIsOn(!isOn); // Flips the state (true → false, false → true)</text:p>
      <text:p text:style-name="P10"><text:s text:c="2"/>};</text:p>
      <text:p text:style-name="P10"/>
      <text:p text:style-name="P10"><text:s text:c="2"/>// 3. UI that reacts to state changes</text:p>
      <text:p text:style-name="P10"><text:s text:c="2"/>return (</text:p>
      <text:p text:style-name="P10"><text:s text:c="4"/>&lt;div&gt;</text:p>
      <text:p text:style-name="P10"><text:s text:c="6"/>&lt;p&gt;The light is {isOn ? 'ON 💡' : 'OFF 🌑'}&lt;/p&gt;</text:p>
      <text:p text:style-name="P10"><text:s text:c="6"/>&lt;button onClick={toggleLight}&gt;</text:p>
      <text:p text:style-name="P10"><text:s text:c="8"/>{isOn ? 'Turn Off' : 'Turn On'}</text:p>
      <text:p text:style-name="P10"><text:s text:c="6"/>&lt;/button&gt;</text:p>
      <text:p text:style-name="P10"><text:s text:c="4"/>&lt;/div&gt;</text:p>
      <text:p text:style-name="P10"><text:s text:c="2"/>);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2:28:15.941000000</meta:creation-date>
    <dc:date>2025-05-13T19:53:31.577000000</dc:date>
    <meta:editing-duration>PT55M25S</meta:editing-duration>
    <meta:editing-cycles>17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40" meta:word-count="150" meta:character-count="1715" meta:non-whitespace-character-count="775"/>
  </office:meta>
</office:document-meta>
</file>